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я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ты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он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e</text:p>
          </table:table-cell>
          <table:table-cell/>
          <table:table-cell office:value-type="string" calcext:value-type="string">
            <text:p>она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оно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мы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y</text:p>
          </table:table-cell>
          <table:table-cell/>
          <table:table-cell office:value-type="string" calcext:value-type="string">
            <text:p>они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меня, мне, мной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тебя, тебе, тобой, вам, вами, вас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m</text:p>
          </table:table-cell>
          <table:table-cell/>
          <table:table-cell office:value-type="string" calcext:value-type="string">
            <text:p>его, ему, им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ее, ей, ею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его, ему, ей, им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нас, нам, нами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m</text:p>
          </table:table-cell>
          <table:table-cell/>
          <table:table-cell office:value-type="string" calcext:value-type="string">
            <text:p>им, ими, их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личные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мое, моя, мои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our</text:p>
          </table:table-cell>
          <table:table-cell/>
          <table:table-cell office:value-type="string" calcext:value-type="string">
            <text:p>твое, твой, твоя, твои, ваш, ваша, ваше, ваши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его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ее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s</text:p>
          </table:table-cell>
          <table:table-cell/>
          <table:table-cell office:value-type="string" calcext:value-type="string">
            <text:p>его, ее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наш, наша, наше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ir</text:p>
          </table:table-cell>
          <table:table-cell/>
          <table:table-cell office:value-type="string" calcext:value-type="string">
            <text:p>их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Притяжательные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этот, эта (единственное число)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указательные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se</text:p>
          </table:table-cell>
          <table:table-cell/>
          <table:table-cell office:value-type="string" calcext:value-type="string">
            <text:p>эти (множественное число)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указательные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тот, та, то (единственное число)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указательные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ose</text:p>
          </table:table-cell>
          <table:table-cell/>
          <table:table-cell office:value-type="string" calcext:value-type="string">
            <text:p>те (множественное число)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указательные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все, вся, весь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неопределенные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ery</text:p>
          </table:table-cell>
          <table:table-cell/>
          <table:table-cell office:value-type="string" calcext:value-type="string">
            <text:p>каждый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неопределенные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любой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неопределенные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какой-то, некоторые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неопределенные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другой, другая, другие</text:p>
          </table:table-cell>
          <table:table-cell office:value-type="string" calcext:value-type="string">
            <text:p>Местоимения</text:p>
          </table:table-cell>
          <table:table-cell office:value-type="string" calcext:value-type="string">
            <text:p>неопределенные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у, в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между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в, на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на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над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под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ong</text:p>
          </table:table-cell>
          <table:table-cell/>
          <table:table-cell office:value-type="string" calcext:value-type="string">
            <text:p>вдоль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вниз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из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через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к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вверх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после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до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во время, в течение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с (какого-то момента времени)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о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для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без</text:p>
          </table:table-cell>
          <table:table-cell office:value-type="string" calcext:value-type="string">
            <text:p>Предлоги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опять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ready</text:p>
          </table:table-cell>
          <table:table-cell/>
          <table:table-cell office:value-type="string" calcext:value-type="string">
            <text:p>уже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so</text:p>
          </table:table-cell>
          <table:table-cell/>
          <table:table-cell office:value-type="string" calcext:value-type="string">
            <text:p>также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почти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всегда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достаточн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pecially</text:p>
          </table:table-cell>
          <table:table-cell/>
          <table:table-cell office:value-type="string" calcext:value-type="string">
            <text:p>особенн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даже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st</text:p>
          </table:table-cell>
          <table:table-cell/>
          <table:table-cell office:value-type="string" calcext:value-type="string">
            <text:p>только что, прост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ickly</text:p>
          </table:table-cell>
          <table:table-cell/>
          <table:table-cell office:value-type="string" calcext:value-type="string">
            <text:p>быстр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наиболее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никогда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сейчас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част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тольк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lowly</text:p>
          </table:table-cell>
          <table:table-cell/>
          <table:table-cell office:value-type="string" calcext:value-type="string">
            <text:p>медленн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metimes</text:p>
          </table:table-cell>
          <table:table-cell/>
          <table:table-cell office:value-type="string" calcext:value-type="string">
            <text:p>иногда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всё ещё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тогда, потом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очень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sually</text:p>
          </table:table-cell>
          <table:table-cell/>
          <table:table-cell office:value-type="string" calcext:value-type="string">
            <text:p>обычн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хорошо</text:p>
          </table:table-cell>
          <table:table-cell office:value-type="string" calcext:value-type="string">
            <text:p>Наречия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что?</text:p>
          </table:table-cell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кто?</text:p>
          </table:table-cell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когда?</text:p>
          </table:table-cell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как?</text:p>
          </table:table-cell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который?</text:p>
          </table:table-cell>
          <table:table-cell office:value-type="string" calcext:value-type="string">
            <text:p>Вопросы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[ ˈbɒdi ]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[ bɔɪ ]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 tʃaɪld ]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[ aɪ ]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[ feɪs ]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[ ˈfæm ə li ]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[ ˈfɑːðə r]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[ frend ]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[ ɡɜːl ]</text:p>
          </table:table-cell>
          <table:table-cell office:value-type="string" calcext:value-type="string">
            <text:p>девочк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[ ɡaɪ ]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[ hænd ]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hed]</text:p>
          </table:table-cell>
          <table:table-cell office:value-type="string" calcext:value-type="string">
            <text:p>голов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[ ˈhʌzbənd ]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mæn]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[ ˈmʌðə r]</text:p>
          </table:table-cell>
          <table:table-cell office:value-type="string" calcext:value-type="string">
            <text:p>мат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 neɪm ]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[ ˈpiːp ə l ]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[ waɪf ]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 ˈwʊmən ]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[ deɪ ]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[ ˈiːvnɪŋ ]</text:p>
          </table:table-cell>
          <table:table-cell office:value-type="string" calcext:value-type="string">
            <text:p>вечер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[ aʊə r]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[ laɪf ]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[ ˈmɪnɪt ]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[mʌnθ]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[ ˈmɔːnɪŋ ]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[ naɪt ]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 taɪm ]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[ wiːk ]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[ jɪə r]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[ eə r]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[ ˈænɪməl ]</text:p>
          </table:table-cell>
          <table:table-cell office:value-type="string" calcext:value-type="string">
            <text:p>животное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[ faɪə r]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[ fuːd ]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[ sʌn ]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[ triː ]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[ ˈwɔːtə r]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[ wɜːld ]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[ ɑːt ]</text:p>
          </table:table-cell>
          <table:table-cell office:value-type="string" calcext:value-type="string">
            <text:p>искусств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[ keɪs ]</text:p>
          </table:table-cell>
          <table:table-cell office:value-type="string" calcext:value-type="string">
            <text:p>ситуаци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[ ˈsɪti ]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 ˈkʌntri ]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[ˈɪʃuː]</text:p>
          </table:table-cell>
          <table:table-cell office:value-type="string" calcext:value-type="string">
            <text:p>проблем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[ ɡeɪm ]</text:p>
          </table:table-cell>
          <table:table-cell office:value-type="string" calcext:value-type="string">
            <text:p>игр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[ ɡruːp ]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[ helθ ]</text:p>
          </table:table-cell>
          <table:table-cell office:value-type="string" calcext:value-type="string">
            <text:p>здоровье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[ ˈhɪst ə ri ]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[haʊs]</text:p>
          </table:table-cell>
          <table:table-cell office:value-type="string" calcext:value-type="string">
            <text:p>дом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[ laɪn ]</text:p>
          </table:table-cell>
          <table:table-cell office:value-type="string" calcext:value-type="string">
            <text:p>линия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[ pleɪs ]</text:p>
          </table:table-cell>
          <table:table-cell office:value-type="string" calcext:value-type="string">
            <text:p>место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[ ruːm ]</text:p>
          </table:table-cell>
          <table:table-cell office:value-type="string" calcext:value-type="string">
            <text:p>комнат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[ skuːl ]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[ ʃɒp ]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[ striːt ]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 wɜːk ]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[ bʊk ]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 kɑː r]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[ tʃeə r]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[ dɔː r]</text:p>
          </table:table-cell>
          <table:table-cell office:value-type="string" calcext:value-type="string">
            <text:p>двер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[ ˈmʌni ]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[ ˈpeɪpə r]</text:p>
          </table:table-cell>
          <table:table-cell office:value-type="string" calcext:value-type="string">
            <text:p>бумаг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[ pen ]</text:p>
          </table:table-cell>
          <table:table-cell office:value-type="string" calcext:value-type="string">
            <text:p>ручк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[ ˈteɪb ə l ]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[ θɪŋ ]</text:p>
          </table:table-cell>
          <table:table-cell office:value-type="string" calcext:value-type="string">
            <text:p>вещь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[ ˈɑːnsə r]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[ end ]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[ ˈkwestʃən ]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[ ˈnʌmbə r]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[ praɪs ]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[ weɪ ]</text:p>
          </table:table-cell>
          <table:table-cell office:value-type="string" calcext:value-type="string">
            <text:p>путь, способ</text:p>
          </table:table-cell>
          <table:table-cell office:value-type="string" calcext:value-type="string">
            <text:p>Существительные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[ ˈɑːnsə r]</text:p>
          </table:table-cell>
          <table:table-cell office:value-type="string" calcext:value-type="string">
            <text:p>ответ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[ ɑːsk ]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[ biː ]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[ bɪˈɡɪn ]</text:p>
          </table:table-cell>
          <table:table-cell office:value-type="string" calcext:value-type="string">
            <text:p>начин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[ bɪˈliːv ]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[ brɪŋ ]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 kæn ]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[ tʃeɪndʒ ]</text:p>
          </table:table-cell>
          <table:table-cell office:value-type="string" calcext:value-type="string">
            <text:p>измен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[ kləʊz ]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[ kʌm ]</text:p>
          </table:table-cell>
          <table:table-cell office:value-type="string" calcext:value-type="string">
            <text:p>приход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[ du ]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[ fiːl ]</text:p>
          </table:table-cell>
          <table:table-cell office:value-type="string" calcext:value-type="string">
            <text:p>чувство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[ faɪnd ]</text:p>
          </table:table-cell>
          <table:table-cell office:value-type="string" calcext:value-type="string">
            <text:p>наход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[ ɡet ]</text:p>
          </table:table-cell>
          <table:table-cell office:value-type="string" calcext:value-type="string">
            <text:p>получ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[ ɡɪv ]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[ ɡəʊ ]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[ hæv ]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[ hɪə r]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[ help ]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[ nəʊ ]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[ lɜːn ]</text:p>
          </table:table-cell>
          <table:table-cell office:value-type="string" calcext:value-type="string">
            <text:p>уч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[ liːv ]</text:p>
          </table:table-cell>
          <table:table-cell office:value-type="string" calcext:value-type="string">
            <text:p>покид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[ let ]</text:p>
          </table:table-cell>
          <table:table-cell office:value-type="string" calcext:value-type="string">
            <text:p>позволя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[ ˈlɪs ə n ]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[ lɪv ]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[ luːz ]</text:p>
          </table:table-cell>
          <table:table-cell office:value-type="string" calcext:value-type="string">
            <text:p>теря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[ lʌv ]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[ meɪk ]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[ miːt ]</text:p>
          </table:table-cell>
          <table:table-cell office:value-type="string" calcext:value-type="string">
            <text:p>встреч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 ˈəʊp ə n ]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[ pleɪ ]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[ riːd ]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[ rɪˈmembə r]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[ rʌn ]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[ seɪ ]</text:p>
          </table:table-cell>
          <table:table-cell office:value-type="string" calcext:value-type="string">
            <text:p>сказ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[ siː ]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[ sɪt ]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[ stænd]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[ stɒp ]</text:p>
          </table:table-cell>
          <table:table-cell office:value-type="string" calcext:value-type="string">
            <text:p>останавли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[ ˈstʌdi ]</text:p>
          </table:table-cell>
          <table:table-cell office:value-type="string" calcext:value-type="string">
            <text:p>учиться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[ teɪk ]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[ tel ]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[ θɪŋk ]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[tɜːn]</text:p>
          </table:table-cell>
          <table:table-cell office:value-type="string" calcext:value-type="string">
            <text:p>поворачи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[ ˌʌndəˈstænd ]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[ juːz ]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[ wɔːk ]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[ wɒnt ]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 wɜːk ]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[ raɪt ]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Глаголы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[ bæd ]</text:p>
          </table:table-cell>
          <table:table-cell office:value-type="string" calcext:value-type="string">
            <text:p>плохо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[ best ]</text:p>
          </table:table-cell>
          <table:table-cell office:value-type="string" calcext:value-type="string">
            <text:p>лучш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[ bɪɡ ]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[ klɪə r]</text:p>
          </table:table-cell>
          <table:table-cell office:value-type="string" calcext:value-type="string">
            <text:p>понятный, прозрач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[ kəʊld ]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[ ˈkʌr ə nt ]</text:p>
          </table:table-cell>
          <table:table-cell office:value-type="string" calcext:value-type="string">
            <text:p>текущ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[ ˈiːzi ]</text:p>
          </table:table-cell>
          <table:table-cell office:value-type="string" calcext:value-type="string">
            <text:p>лег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 friː ]</text:p>
          </table:table-cell>
          <table:table-cell office:value-type="string" calcext:value-type="string">
            <text:p>свободный, бесплат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[ faɪn ]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[ ˈfɒrən ]</text:p>
          </table:table-cell>
          <table:table-cell office:value-type="string" calcext:value-type="string">
            <text:p>иностран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[ fʊl ]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[ ɡʊd ]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[ ˈhæpi ]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[ haɪ ]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[ hɒt ]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[ leɪt ]</text:p>
          </table:table-cell>
          <table:table-cell office:value-type="string" calcext:value-type="string">
            <text:p>поздн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[ left ]</text:p>
          </table:table-cell>
          <table:table-cell office:value-type="string" calcext:value-type="string">
            <text:p>лев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[ ˈlɪt ə l ]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[ lɒŋ ]</text:p>
          </table:table-cell>
          <table:table-cell office:value-type="string" calcext:value-type="string">
            <text:p>длин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[ ləʊ ]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[ meɪn ]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[ ˈnætʃ ə r ə l ]</text:p>
          </table:table-cell>
          <table:table-cell office:value-type="string" calcext:value-type="string">
            <text:p>естествен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[ njuː ]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[ naɪs ]</text:p>
          </table:table-cell>
          <table:table-cell office:value-type="string" calcext:value-type="string">
            <text:p>мил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[ əʊld ]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[ ˈəʊnli ]</text:p>
          </table:table-cell>
          <table:table-cell office:value-type="string" calcext:value-type="string">
            <text:p>единствен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 ˈəʊp ə n ]</text:p>
          </table:table-cell>
          <table:table-cell office:value-type="string" calcext:value-type="string">
            <text:p>открыт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[ pɑːst ]</text:p>
          </table:table-cell>
          <table:table-cell office:value-type="string" calcext:value-type="string">
            <text:p>прошл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[ pɔː r]</text:p>
          </table:table-cell>
          <table:table-cell office:value-type="string" calcext:value-type="string">
            <text:p>бед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[ ˈpɒpjələ r]</text:p>
          </table:table-cell>
          <table:table-cell office:value-type="string" calcext:value-type="string">
            <text:p>популяр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[ˈredi]</text:p>
          </table:table-cell>
          <table:table-cell office:value-type="string" calcext:value-type="string">
            <text:p>готов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[ rɪəl ]</text:p>
          </table:table-cell>
          <table:table-cell office:value-type="string" calcext:value-type="string">
            <text:p>настоящ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[ raɪt ]</text:p>
          </table:table-cell>
          <table:table-cell office:value-type="string" calcext:value-type="string">
            <text:p>правый, вер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[ ˈsɪmɪlə r]</text:p>
          </table:table-cell>
          <table:table-cell office:value-type="string" calcext:value-type="string">
            <text:p>похож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[ ˈsɪŋɡ ə l ]</text:p>
          </table:table-cell>
          <table:table-cell office:value-type="string" calcext:value-type="string">
            <text:p>одино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 ˈspeʃ ə l ]</text:p>
          </table:table-cell>
          <table:table-cell office:value-type="string" calcext:value-type="string">
            <text:p>особен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[ smɔːl ]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[ strɒŋ ]</text:p>
          </table:table-cell>
          <table:table-cell office:value-type="string" calcext:value-type="string">
            <text:p>силь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[ rɒŋ ]</text:p>
          </table:table-cell>
          <table:table-cell office:value-type="string" calcext:value-type="string">
            <text:p>неверный</text:p>
          </table:table-cell>
          <table:table-cell office:value-type="string" calcext:value-type="string">
            <text:p>Прилагательные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[ jʌŋ ]</text:p>
          </table:table-cell>
          <table:table-cell office:value-type="string" calcext:value-type="string">
            <text:p>молодой</text:p>
          </table:table-cell>
          <table:table-cell office:value-type="string" calcext:value-type="string">
            <text:p>Прилагательные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2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5:11:25.550391999</meta:creation-date>
    <dc:date>2023-04-13T05:32:39.399807008</dc:date>
    <meta:editing-duration>PT10M40S</meta:editing-duration>
    <meta:editing-cycles>5</meta:editing-cycles>
    <meta:generator>LibreOffice/7.3.7.2$Linux_X86_64 LibreOffice_project/30$Build-2</meta:generator>
    <meta:document-statistic meta:table-count="1" meta:cell-count="1144" meta:object-count="0"/>
  </office:meta>
</office:document-meta>
</file>